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3" style:family="graphic" style:parent-style-name="standard">
      <style:graphic-properties draw:textarea-horizontal-align="justify" draw:textarea-vertical-align="middle" draw:auto-grow-height="false" fo:min-height="9.85cm" fo:min-width="5.8cm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9cm"/>
    </style:style>
    <style:style style:name="gr7" style:family="graphic" style:parent-style-name="measure" style:list-style-name="L1">
      <style:graphic-properties draw:textarea-vertical-align="middle" draw:line-distance="0.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6.3cm" svg:x="1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.2cm" svg:x="1.4cm" svg:y="1.4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.2cm" svg:x="1.4cm" svg:y="2.6cm">
          <text:p text:style-name="P1">VID-Hea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cm" svg:height="10.1cm" svg:x="1.4cm" svg:y="3.8cm">
          <text:p text:style-name="P1">LEB 0 payload</text:p>
          <draw:enhanced-geometry svg:viewBox="0 0 21600 21600" draw:type="rectangle" draw:enhanced-path="M 0 0 L 21600 0 21600 21600 0 21600 0 0 Z N"/>
        </draw:custom-shape>
        <draw:measure draw:style-name="gr4" draw:text-style-name="P2" draw:layer="layout" svg:x1="7.7cm" svg:y1="1.4cm" svg:x2="7.7cm" svg:y2="3.8cm">
          <text:p text:style-name="P2">p 0</text:p>
        </draw:measure>
        <draw:measure draw:style-name="gr5" draw:text-style-name="P2" draw:layer="layout" svg:x1="7.7cm" svg:y1="3.8cm" svg:x2="7.7cm" svg:y2="6.2cm">
          <text:p text:style-name="P2">p 1</text:p>
        </draw:measure>
        <draw:measure draw:style-name="gr6" draw:text-style-name="P2" draw:layer="layout" svg:x1="7.7cm" svg:y1="11.5cm" svg:x2="7.7cm" svg:y2="13.9cm">
          <text:p text:style-name="P2">p N</text:p>
        </draw:measure>
        <draw:measure draw:style-name="gr7" draw:text-style-name="P2" draw:layer="layout" svg:x1="7.7cm" svg:y1="6.2cm" svg:x2="7.7cm" svg:y2="8.6cm">
          <text:p text:style-name="P2">p 2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15:55.918706836</meta:creation-date>
    <dc:date>2016-09-26T14:16:49.273202535</dc:date>
    <meta:editing-duration>PT53S</meta:editing-duration>
    <meta:editing-cycles>1</meta:editing-cycles>
    <meta:document-statistic meta:object-count="8"/>
    <meta:generator>LibreOffice/4.3.7.2$Linux_X86_64 LibreOffice_project/430m0$Build-2</meta:generator>
  </office:meta>
</office:document-meta>
</file>